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00_10" table:style-name="ta1">
        <table:shapes>
          <draw:frame draw:z-index="0" draw:style-name="gr1" draw:text-style-name="P1" svg:width="159.99mm" svg:height="89.99mm" svg:x="68.74mm" svg:y="1mm">
            <loext:p draw:notify-on-update-of-ranges="100000_10.B1:100000_10.B1 100000_10.B2:100000_10.B9 100000_10.C1:100000_10.C1 100000_10.C2:100000_10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26" calcext:value-type="float">
            <text:p>0.26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33" calcext:value-type="float">
            <text:p>0.3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47" calcext:value-type="float">
            <text:p>0.4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53" calcext:value-type="float">
            <text:p>0.5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53" calcext:value-type="float">
            <text:p>0.53</text:p>
          </table:table-cell>
          <table:table-cell table:number-columns-repeated="1021"/>
        </table:table-row>
      </table:table>
      <table:table table:name="200000_10" table:style-name="ta1">
        <table:shapes>
          <draw:frame draw:z-index="0" draw:style-name="gr1" draw:text-style-name="P1" svg:width="159.99mm" svg:height="89.99mm" svg:x="68.74mm" svg:y="1mm">
            <loext:p draw:notify-on-update-of-ranges="200000_10.B1:200000_10.B1 200000_10.B2:200000_10.B9 200000_10.C1:200000_10.C1 200000_10.C2:200000_10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.01" calcext:value-type="float">
            <text:p>1.01</text:p>
          </table:table-cell>
        </table:table-row>
      </table:table>
      <table:table table:name="400000_10" table:style-name="ta1">
        <table:shapes>
          <draw:frame draw:z-index="0" draw:style-name="gr1" draw:text-style-name="P1" svg:width="159.99mm" svg:height="89.99mm" svg:x="68.74mm" svg:y="1mm">
            <loext:p draw:notify-on-update-of-ranges="400000_10.B1:400000_10.B1 400000_10.B2:400000_10.B9 400000_10.C1:400000_10.C1 400000_10.C2:400000_10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.01" calcext:value-type="float">
            <text:p>2.01</text:p>
          </table:table-cell>
        </table:table-row>
      </table:table>
      <table:table table:name="800000_10" table:style-name="ta1">
        <table:shapes>
          <draw:frame draw:z-index="0" draw:style-name="gr1" draw:text-style-name="P1" svg:width="159.99mm" svg:height="89.99mm" svg:x="68.74mm" svg:y="1mm">
            <loext:p draw:notify-on-update-of-ranges="800000_10.B1:800000_10.B1 800000_10.B2:800000_10.B9 800000_10.C1:800000_10.C1 800000_10.C2:800000_10.C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.95" calcext:value-type="float">
            <text:p>3.95</text:p>
          </table:table-cell>
        </table:table-row>
      </table:table>
      <table:table table:name="1600000_10" table:style-name="ta1">
        <table:shapes>
          <draw:frame draw:z-index="0" draw:style-name="gr1" draw:text-style-name="P1" svg:width="159.99mm" svg:height="89.99mm" svg:x="68.74mm" svg:y="1mm">
            <loext:p draw:notify-on-update-of-ranges="1600000_10.B1:1600000_10.B1 1600000_10.B2:1600000_10.B9 1600000_10.C1:1600000_10.C1 1600000_10.C2:1600000_10.C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7.88" calcext:value-type="float">
            <text:p>7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2:41:20.352046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4:01.009751686</meta:creation-date>
    <dc:date>2017-05-16T22:47:40.615376726</dc:date>
    <meta:editing-duration>PT29M43S</meta:editing-duration>
    <meta:editing-cycles>6</meta:editing-cycles>
    <meta:generator>LibreOffice/5.1.4.2$Linux_X86_64 LibreOffice_project/10m0$Build-2</meta:generator>
    <meta:document-statistic meta:table-count="5" meta:cell-count="1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00000_10.B1:100000_10.C9" chart:data-source-has-labels="both" svg:x="1.331cm" svg:y="0.18cm" svg:width="14.349cm" svg:height="7.659cm">
          <chartooo:coordinate-region svg:x="2.058cm" svg:y="0.38cm" svg:width="13.25cm" svg:height="6.812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00000_10.B2:1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00000_10.C2:100000_10.C9" chart:label-cell-address="100000_10.C1:1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00000_10.C1:1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00000_10.B2:100000_10.B9</svg:desc>
                </draw:g>
              </table:table-cell>
              <table:table-cell office:value-type="float" office:value="0.2">
                <text:p>0.2</text:p>
                <draw:g>
                  <svg:desc>100000_10.C2:1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00000_10.B1:200000_10.C9" chart:data-source-has-labels="both" svg:x="1.331cm" svg:y="0.18cm" svg:width="14.349cm" svg:height="7.659cm">
          <chartooo:coordinate-region svg:x="2.058cm" svg:y="0.38cm" svg:width="13.25cm" svg:height="6.812cm"/>
          <chart:axis chart:dimension="x" chart:name="primary-x" chart:style-name="ch3" chartooo:axis-type="auto">
            <chartooo:date-scale/>
            <chart:title svg:x="7.244cm" svg:y="8.019cm" chart:style-name="ch4">
              <text:p>Total pattern size</text:p>
            </chart:title>
            <chart:categories table:cell-range-address="200000_10.B2:2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200000_10.C2:200000_10.C9" chart:label-cell-address="200000_10.C1:2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200000_10.C1:2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200000_10.B2:200000_10.B9</svg:desc>
                </draw:g>
              </table:table-cell>
              <table:table-cell office:value-type="float" office:value="0.34">
                <text:p>0.34</text:p>
                <draw:g>
                  <svg:desc>200000_10.C2:2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400000_10.B1:400000_10.C9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400000_10.B2:4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400000_10.C2:400000_10.C9" chart:label-cell-address="400000_10.C1:4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400000_10.C1:4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400000_10.B2:400000_10.B9</svg:desc>
                </draw:g>
              </table:table-cell>
              <table:table-cell office:value-type="float" office:value="0.62">
                <text:p>0.62</text:p>
                <draw:g>
                  <svg:desc>400000_10.C2:4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1">
                <text:p>2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800000_10.B1:800000_10.C9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800000_10.B2:8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800000_10.C2:800000_10.C9" chart:label-cell-address="800000_10.C1:8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800000_10.C1:8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800000_10.B2:800000_10.B9</svg:desc>
                </draw:g>
              </table:table-cell>
              <table:table-cell office:value-type="float" office:value="1.26">
                <text:p>1.26</text:p>
                <draw:g>
                  <svg:desc>800000_10.C2:8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600000_10.B1:1600000_10.C9" chart:data-source-has-labels="both" svg:x="1.331cm" svg:y="0.18cm" svg:width="14.349cm" svg:height="7.659cm">
          <chartooo:coordinate-region svg:x="1.767cm" svg:y="0.379cm" svg:width="13.541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600000_10.B2:16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600000_10.C2:1600000_10.C9" chart:label-cell-address="1600000_10.C1:16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600000_10.C1:16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600000_10.B2:1600000_10.B9</svg:desc>
                </draw:g>
              </table:table-cell>
              <table:table-cell office:value-type="float" office:value="2.5">
                <text:p>2.5</text:p>
                <draw:g>
                  <svg:desc>1600000_10.C2:16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88">
                <text:p>7.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